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emeChangeInterceptor.getParam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meChangeInterceptor.preHandle( HttpServletRequest request , HttpServletResponse response , Object 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hemeChangeInterceptor.setParamName( String param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